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outes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1">
            <text:p>route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opt_time</text:p>
          </table:table-cell>
          <table:table-cell office:value-type="string" table:style-name="ce1">
            <text:p>length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min_cost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uyến số 1</text:p>
          </table:table-cell>
          <table:table-cell office:value-type="string" table:style-name="ce1">
            <text:p>5:00 - 21:00</text:p>
          </table:table-cell>
          <table:table-cell office:value-type="float" office:value="19.7" table:style-name="ce1">
            <text:p>19.7</text:p>
          </table:table-cell>
          <table:table-cell office:value-type="float" office:value="12000" table:style-name="ce1">
            <text:p>12000</text:p>
          </table:table-cell>
          <table:table-cell office:value-type="float" office:value="4000" table:style-name="ce1">
            <text:p>400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uyến số 2</text:p>
          </table:table-cell>
          <table:table-cell office:value-type="string" table:style-name="ce1">
            <text:p>4:30 - 21:00</text:p>
          </table:table-cell>
          <table:table-cell office:value-type="float" office:value="9.1" table:style-name="ce1">
            <text:p>9.1</text:p>
          </table:table-cell>
          <table:table-cell office:value-type="float" office:value="10000" table:style-name="ce1">
            <text:p>10000</text:p>
          </table:table-cell>
          <table:table-cell office:value-type="float" office:value="3000" table:style-name="ce1">
            <text:p>300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uyến số 5A</text:p>
          </table:table-cell>
          <table:table-cell office:value-type="string" table:style-name="ce1">
            <text:p>5:30 - 20:30</text:p>
          </table:table-cell>
          <table:table-cell office:value-type="float" office:value="5.2" table:style-name="ce1">
            <text:p>5.2</text:p>
          </table:table-cell>
          <table:table-cell office:value-type="float" office:value="8000" table:style-name="ce1">
            <text:p>8000</text:p>
          </table:table-cell>
          <table:table-cell office:value-type="float" office:value="2000" table:style-name="ce1">
            <text:p>2000</text:p>
          </table:table-cell>
          <table:table-cell table:number-columns-repeated="16378"/>
        </table:table-row>
        <table:table-row table:number-rows-repeated="1048572" table:style-name="ro1">
          <table:table-cell table:number-columns-repeated="16384"/>
        </table:table-row>
      </table:table>
      <table:table table:name="routes_stations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1">
            <text:p>station_id</text:p>
          </table:table-cell>
          <table:table-cell office:value-type="string" table:style-name="ce1">
            <text:p>route_id</text:p>
          </table:table-cell>
          <table:table-cell office:value-type="string" table:style-name="ce1">
            <text:p>order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number-rows-repeated="1048538" table:style-name="ro1">
          <table:table-cell table:number-columns-repeated="16384"/>
        </table:table-row>
      </table:table>
      <table:table table:name="stations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1">
            <text:p>station_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ến Thành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hà hát TP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a Son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Văn Thánh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ân Cảng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Thảo Điền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n Phú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ạch Chiếc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hước Long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Bình Thái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Thủ Đức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Khu Công nghệ cao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Suối Tiên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XMĐ mới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ao Đàn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Dân Chủ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Hòa Hưng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Lê Thị Riêng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Phạm Văn Hai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Đồng Đen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Nguyễn Hồng Đào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Bà Quẹo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Phạm Văn Bạch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Tham Lương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Tân Thới Nhất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Chợ Tân Bình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Bảy Hiền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Lăng Cha Cả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Hoàng Văn Thụ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Phú Nhuận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Nguyễn Văn Đậu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Bà Chiểu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Hàng Xanh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BX An Sương</text:p>
          </table:table-cell>
          <table:table-cell table:number-columns-repeated="16382"/>
        </table:table-row>
        <table:table-row table:number-rows-repeated="1048541" table:style-name="ro1">
          <table:table-cell table:number-columns-repeated="16384"/>
        </table:table-row>
      </table:table>
      <table:table table:name="tickets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1">
            <text:p>ticket_id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station_id_start</text:p>
          </table:table-cell>
          <table:table-cell office:value-type="string" table:style-name="ce1">
            <text:p>station_id_end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route_id</text:p>
          </table:table-cell>
          <table:table-cell office:value-type="string" table:style-name="ce2">
            <text:p>created_date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hpMyAdmin 5.2.0</meta:initial-creator>
    <dc:creator>FIT01</dc:creator>
    <meta:creation-date>2023-02-25T06:08:13Z</meta:creation-date>
    <dc:date>2023-02-25T06:59:43Z</dc:date>
  </office:meta>
</office:document-meta>
</file>